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officeooo:paragraph-rsid="0012c96f" style:font-size-asian="14pt" style:font-size-complex="14pt"/>
    </style:style>
    <style:style style:name="P7" style:family="paragraph" style:parent-style-name="Standard" style:list-style-name="L1">
      <style:text-properties fo:font-size="14pt" officeooo:rsid="0012c96f" officeooo:paragraph-rsid="0012c96f" style:font-size-asian="14pt" style:font-size-complex="14pt"/>
    </style:style>
    <style:style style:name="P8" style:family="paragraph" style:parent-style-name="Standard">
      <style:text-properties fo:font-size="14pt" officeooo:rsid="0012c96f" officeooo:paragraph-rsid="0012c96f" style:font-size-asian="14pt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4pt" officeooo:paragraph-rsid="0012c96f" style:font-size-asian="14pt" style:font-size-complex="14pt"/>
    </style:style>
    <style:style style:name="P11" style:family="paragraph" style:parent-style-name="Standard">
      <style:text-properties fo:font-size="14pt" officeooo:paragraph-rsid="0013a563" style:font-size-asian="14pt" style:font-size-complex="14pt"/>
    </style:style>
    <style:style style:name="P12" style:family="paragraph" style:parent-style-name="Standard">
      <style:text-properties fo:font-size="14pt" officeooo:rsid="0013a563" officeooo:paragraph-rsid="0013a56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/>
    </style:style>
    <style:style style:name="T4" style:family="text">
      <style:text-properties style:font-name="Times New Roman1"/>
    </style:style>
    <style:style style:name="T5" style:family="text">
      <style:text-properties officeooo:rsid="0012c96f"/>
    </style:style>
    <style:style style:name="T6" style:family="text">
      <style:text-properties officeooo:rsid="0013a563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language="zxx" fo:country="none" officeooo:rsid="0013a563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ention : La Politique de Confidentialité suivante concerne uniquement le <text:span text:style-name="T5">service BaBot</text:span> en lui-même et non pas les éventuels services utilisés <text:span text:style-name="T5">pour son fonctionnement</text:span>. <text:span text:style-name="T5">Tous ces services ne seront en mesure que de traiter des données anonymisées.</text:span></text:p>
      <text:p text:style-name="P1"/>
      <text:p text:style-name="P1"/>
      <text:p text:style-name="P3">1 – Contact</text:p>
      <text:p text:style-name="P1"/>
      <text:p text:style-name="P2"><text:span text:style-name="T2">Nous ne disposons</text:span> <text:span text:style-name="T2">pas de délégué à la protection des données, mais vous pouvez tout de même nous contacter pour toutes questions à l'adresse mail </text:span><text:a xlink:type="simple" xlink:href="mailto:contact@theireply.fr" text:style-name="Internet_20_link" text:visited-style-name="Visited_20_Internet_20_Link"><text:span text:style-name="T2">contact@theireply.fr</text:span></text:a><text:span text:style-name="T2">.</text:span></text:p>
      <text:p text:style-name="P1"/>
      <text:p text:style-name="P1"/>
      <text:p text:style-name="P1"/>
      <text:p text:style-name="P3">2 – Collecte des données</text:p>
      <text:p text:style-name="P1"/>
      <text:p text:style-name="P2">A – Quelles données sont collectées et comment ?</text:p>
      <text:p text:style-name="P1">Des données à caractère personnel sont récoltées par le site au <text:span text:style-name="T5">cours de l'utilisation du service</text:span>. Elles sont <text:span text:style-name="T1">obligatoires</text:span> pour <text:span text:style-name="T5">son</text:span> bon fonctionnement.</text:p>
      <text:p text:style-name="P1">Ces données sont les suivantes : </text:p>
      <text:list xml:id="list1779255925" text:style-name="L1">
        <text:list-item>
          <text:p text:style-name="P5">Pseudonyme <text:span text:style-name="T5">et identifiant de compte Discord</text:span></text:p>
        </text:list-item>
        <text:list-item>
          <text:p text:style-name="P7">Statuts personnalisées</text:p>
        </text:list-item>
        <text:list-item>
          <text:p text:style-name="P7">Playlists enregistrées</text:p>
        </text:list-item>
        <text:list-item>
          <text:p text:style-name="P6"><text:span text:style-name="T5">Dernières actions effectuées</text:span></text:p>
        </text:list-item>
      </text:list>
      <text:p text:style-name="P1"/>
      <text:p text:style-name="P1"/>
      <text:p text:style-name="P2">B – Quand dois-je donner mon accord ?</text:p>
      <text:p text:style-name="P1">Vous donnerez votre accord pour la collecte de données personnelles faite par le <text:span text:style-name="T5">service</text:span> <text:span text:style-name="T5">dès son ajout dans un serveur Discord</text:span>. <text:span text:style-name="T5">Certaines données, comme les playlists enregistrées, ne sont collectées que lors de l'utilisation de la fonction correspondante du service.</text:span></text:p>
      <text:p text:style-name="P1"/>
      <text:p text:style-name="P1"/>
      <text:p text:style-name="P4">3 - Utilisation des données</text:p>
      <text:p text:style-name="P1"/>
      <text:p text:style-name="P2">A – <text:span text:style-name="T3">À</text:span><text:span text:style-name="T4"> quoi serviront m</text:span>es données ?</text:p>
      <text:p text:style-name="P10">Le pseudonyme et <text:span text:style-name="T5">identifiant de compte Discord</text:span> seront utilisés pour <text:span text:style-name="T5">lier les autres données collectées à votre compte Discord</text:span>.</text:p>
      <text:p text:style-name="P1"/>
      <text:p text:style-name="P8">Les statuts personnalisées sont uniquement stockés pour un affichage ultérieur au moyen de la fonction correspondante du service.</text:p>
      <text:p text:style-name="P1"/>
      <text:p text:style-name="P8">Les playlists enregistrées sont stockés pour permettre <text:span text:style-name="T6">leur diffusion ultérieure lors de </text:span><text:soft-page-break/><text:span text:style-name="T6">votre utilisation du service.</text:span></text:p>
      <text:p text:style-name="P1"/>
      <text:p text:style-name="P1"/>
      <text:p text:style-name="P2">B – Qui aura accès à ces données ?</text:p>
      <text:p text:style-name="P1">Vos données ne seront accessibles que par l'organisme gérant le <text:span text:style-name="T6">service</text:span>.</text:p>
      <text:p text:style-name="P1">Toutes les données collectées ne seront transmises à aucun autre tiers que le <text:span text:style-name="T6">service</text:span>. Aucune personne, physique ou morale, n'est autorisée à y accéder. Toutefois, les administrateurs se réservent <text:span text:style-name="T6">un droit d'accès ponctuel</text:span> dans le cadre d'opérations <text:span text:style-name="T6">de maintenance</text:span>.</text:p>
      <text:p text:style-name="P1"/>
      <text:p text:style-name="P1"/>
      <text:p text:style-name="P2">C – Combien de temps seront-elles conservées ?</text:p>
      <text:p text:style-name="P1">Vos données seront conservées jusqu'à la suppression de votre compte. Cela est valable si celui-ci est supprimé manuellement, que ce soit par vous ou par un administrateur ou par le moyen d'un script.</text:p>
      <text:p text:style-name="P1"/>
      <text:p text:style-name="P1"/>
      <text:p text:style-name="P1"/>
      <text:p text:style-name="P3">4 - Vos droits</text:p>
      <text:p text:style-name="P1"/>
      <text:p text:style-name="P2">A – Le droit d'accès</text:p>
      <text:p text:style-name="P1">Vous pouvez à tout moment accéder aux <text:span text:style-name="T6">différentes </text:span>données <text:span text:style-name="T6">collectées au moyen des commandes disponibles sur le service</text:span>.</text:p>
      <text:p text:style-name="P1"/>
      <text:p text:style-name="P1"/>
      <text:p text:style-name="P2">B – Le droit de rectification</text:p>
      <text:p text:style-name="P11">Vous pouvez à tout moment <text:span text:style-name="T6">modifier</text:span> <text:span text:style-name="T6">les</text:span> <text:span text:style-name="T6">différentes </text:span>données <text:span text:style-name="T6">collectées au moyen des commandes disponibles sur le service</text:span>.</text:p>
      <text:p text:style-name="P11"/>
      <text:p text:style-name="P12">Pour certaines données, il peut <text:span text:style-name="T7">être nécessaire de nous faire parvenir votre demande à l'adresse </text:span><text:a xlink:type="simple" xlink:href="mailto:contact@theireply.fr" text:style-name="Internet_20_link" text:visited-style-name="Visited_20_Internet_20_Link"><text:span text:style-name="T7">contact@theireply.fr</text:span></text:a><text:span text:style-name="T7">.</text:span></text:p>
      <text:p text:style-name="P1"/>
      <text:p text:style-name="P1"/>
      <text:p text:style-name="P2">C – Le droit à la limitation</text:p>
      <text:p text:style-name="P11">Vous pouvez l'exercer à tout moment en <text:span text:style-name="T6">formulant votre demande à l'adresse </text:span><text:a xlink:type="simple" xlink:href="mailto:contact@theireply.fr" text:style-name="Internet_20_link" text:visited-style-name="Visited_20_Internet_20_Link"><text:span text:style-name="T8">contact@theireply.fr</text:span></text:a> en précisant la durée de limitation souhaitée.</text:p>
      <text:p text:style-name="P1"/>
      <text:p text:style-name="P1"/>
      <text:p text:style-name="P2">D – Le droit d'effacement</text:p>
      <text:p text:style-name="P1">Les informations collectées sont essentielles au bon fonctionnement du <text:span text:style-name="T6">service</text:span>. Si vous procédez à <text:span text:style-name="T6">l'utilisation du service</text:span>, vous acceptez leur collecte. Pour exercer votre droit d'effacement, vous <text:span text:style-name="T6">devez supprimer le service BaBot de vos serveurs Discord.</text:span></text:p>
      <text:p text:style-name="P12"><text:soft-page-break/>Pour certaines données, il peut <text:span text:style-name="T7">être nécessaire de nous faire parvenir votre demande à l'adresse </text:span><text:a xlink:type="simple" xlink:href="mailto:contact@theireply.fr" text:style-name="Internet_20_link" text:visited-style-name="Visited_20_Internet_20_Link"><text:span text:style-name="T7">contact@theireply.fr</text:span></text:a><text:span text:style-name="T7">.</text:span></text:p>
      <text:p text:style-name="P1"/>
      <text:p text:style-name="P1"/>
      <text:p text:style-name="P2">E – Le droit d'opposition</text:p>
      <text:p text:style-name="P11">Vous pouvez l'exercer à tout moment en <text:span text:style-name="T6">formulant votre demande à l'adresse </text:span><text:a xlink:type="simple" xlink:href="mailto:contact@theireply.fr" text:style-name="Internet_20_link" text:visited-style-name="Visited_20_Internet_20_Link"><text:span text:style-name="T8">contact@theireply.fr</text:span>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1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1DT4H35M43S</meta:editing-duration>
    <meta:editing-cycles>11</meta:editing-cycles>
    <meta:generator>LibreOffice/7.3.7.2$Linux_X86_64 LibreOffice_project/30$Build-2</meta:generator>
    <dc:date>2023-01-02T13:53:16.749319526</dc:date>
    <meta:document-statistic meta:table-count="0" meta:image-count="0" meta:object-count="0" meta:page-count="3" meta:paragraph-count="36" meta:word-count="497" meta:character-count="3264" meta:non-whitespace-character-count="2794"/>
    <meta:user-defined meta:name="Info 1"/>
    <meta:user-defined meta:name="Info 2"/>
    <meta:user-defined meta:name="Info 3"/>
    <meta:user-defined meta:name="Info 4"/>
  </office:meta>
</office:document-meta>
</file>